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389d" officeooo:paragraph-rsid="001b389d"/>
    </style:style>
    <style:style style:name="P2" style:family="paragraph" style:parent-style-name="Standard" style:list-style-name="L1">
      <style:text-properties officeooo:rsid="001b389d" officeooo:paragraph-rsid="001b389d"/>
    </style:style>
    <style:style style:name="P3" style:family="paragraph" style:parent-style-name="Standard" style:list-style-name="L2">
      <style:text-properties officeooo:rsid="001b389d" officeooo:paragraph-rsid="001b389d"/>
    </style:style>
    <style:style style:name="P4" style:family="paragraph" style:parent-style-name="Standard" style:list-style-name="L3">
      <style:text-properties officeooo:rsid="001b389d" officeooo:paragraph-rsid="001b389d"/>
    </style:style>
    <style:style style:name="P5" style:family="paragraph" style:parent-style-name="Standard" style:list-style-name="L4">
      <style:text-properties officeooo:rsid="001b389d" officeooo:paragraph-rsid="001b389d"/>
    </style:style>
    <style:style style:name="P6" style:family="paragraph" style:parent-style-name="Standard" style:list-style-name="L5">
      <style:text-properties officeooo:rsid="001b389d" officeooo:paragraph-rsid="001b389d"/>
    </style:style>
    <style:style style:name="P7" style:family="paragraph" style:parent-style-name="Standard" style:list-style-name="L6">
      <style:text-properties officeooo:rsid="001b389d" officeooo:paragraph-rsid="001b389d"/>
    </style:style>
    <style:style style:name="P8" style:family="paragraph" style:parent-style-name="Standard" style:list-style-name="L7">
      <style:text-properties officeooo:rsid="001b389d" officeooo:paragraph-rsid="001b389d"/>
    </style:style>
    <style:style style:name="P9" style:family="paragraph" style:parent-style-name="Standard" style:list-style-name="L8">
      <style:text-properties officeooo:rsid="001b389d" officeooo:paragraph-rsid="001b389d"/>
    </style:style>
    <style:style style:name="P10" style:family="paragraph" style:parent-style-name="Standard" style:list-style-name="L6">
      <style:text-properties officeooo:rsid="001d1edf" officeooo:paragraph-rsid="001d1edf"/>
    </style:style>
    <style:style style:name="P11" style:family="paragraph" style:parent-style-name="Standard">
      <style:text-properties officeooo:rsid="001d1edf" officeooo:paragraph-rsid="001d1edf"/>
    </style:style>
    <style:style style:name="P12" style:family="paragraph" style:parent-style-name="Standard" style:list-style-name="L9">
      <style:text-properties officeooo:rsid="001d1edf" officeooo:paragraph-rsid="001d1edf"/>
    </style:style>
    <style:style style:name="P13" style:family="paragraph" style:parent-style-name="Standard" style:list-style-name="L5">
      <style:text-properties officeooo:rsid="001d1edf" officeooo:paragraph-rsid="001d1edf"/>
    </style:style>
    <style:style style:name="P14" style:family="paragraph" style:parent-style-name="Standard" style:list-style-name="L10">
      <style:text-properties officeooo:rsid="001d1edf" officeooo:paragraph-rsid="001d1edf"/>
    </style:style>
    <style:style style:name="P15" style:family="paragraph" style:parent-style-name="Standard">
      <style:text-properties officeooo:rsid="001d7058" officeooo:paragraph-rsid="001d7058"/>
    </style:style>
    <style:style style:name="P16" style:family="paragraph" style:parent-style-name="Standard" style:list-style-name="L11">
      <style:text-properties officeooo:rsid="001d7058" officeooo:paragraph-rsid="001d7058"/>
    </style:style>
    <style:style style:name="P17" style:family="paragraph" style:parent-style-name="Standard" style:list-style-name="L12">
      <style:text-properties officeooo:rsid="001d7058" officeooo:paragraph-rsid="001d7058"/>
    </style:style>
    <style:style style:name="P18" style:family="paragraph" style:parent-style-name="Standard" style:list-style-name="L10">
      <style:text-properties officeooo:rsid="001e97e6" officeooo:paragraph-rsid="001e97e6"/>
    </style:style>
    <style:style style:name="P19" style:family="paragraph" style:parent-style-name="Standard" style:list-style-name="L11">
      <style:text-properties officeooo:rsid="001e97e6" officeooo:paragraph-rsid="001e97e6"/>
    </style:style>
    <style:style style:name="P20" style:family="paragraph" style:parent-style-name="Standard" style:list-style-name="L13">
      <style:text-properties officeooo:rsid="001e97e6" officeooo:paragraph-rsid="001e97e6"/>
    </style:style>
    <style:style style:name="P21" style:family="paragraph" style:parent-style-name="Standard" style:list-style-name="L11">
      <style:text-properties officeooo:paragraph-rsid="001e97e6"/>
    </style:style>
    <style:style style:name="P22" style:family="paragraph" style:parent-style-name="Standard" style:list-style-name="L14">
      <style:text-properties officeooo:paragraph-rsid="00200b07"/>
    </style:style>
    <style:style style:name="P23" style:family="paragraph" style:parent-style-name="Standard" style:list-style-name="L11">
      <style:text-properties officeooo:rsid="00200b07" officeooo:paragraph-rsid="00200b07"/>
    </style:style>
    <style:style style:name="T1" style:family="text">
      <style:text-properties officeooo:rsid="001d1edf"/>
    </style:style>
    <style:style style:name="T2" style:family="text">
      <style:text-properties officeooo:rsid="001e97e6"/>
    </style:style>
    <style:style style:name="T3" style:family="text">
      <style:text-properties officeooo:rsid="00200b0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134624494321159714" text:style-name="L11">
        <text:list-item>
          <text:p text:style-name="P16">Produzir um lote de base</text:p>
          <text:list>
            <text:list-item>
              <text:p text:style-name="P16">Iniciar <text:span text:style-name="T3">o</text:span> lote</text:p>
              <text:list>
                <text:list-item>
                  <text:p text:style-name="P16">Informar data e hora de inicio</text:p>
                </text:list-item>
                <text:list-item>
                  <text:p text:style-name="P16">Em um lote várias bases serão criadas</text:p>
                  <text:list>
                    <text:list-item>
                      <text:p text:style-name="P16">Iniciar a base</text:p>
                    </text:list-item>
                  </text:list>
                </text:list-item>
              </text:list>
            </text:list-item>
          </text:list>
        </text:list-item>
      </text:list>
      <text:list xml:id="list379267804836499910"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Informar data e hora de inicio</text:p>
                        </text:list-item>
                        <text:list-item>
                          <text:p text:style-name="P17">Adicionar insumos a 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2546900850109" text:continue-list="list6134624494321159714" text:style-name="L11">
        <text:list-item>
          <text:list>
            <text:list-item>
              <text:list>
                <text:list-item>
                  <text:list>
                    <text:list-item>
                      <text:p text:style-name="P16">Finalizar a base</text:p>
                    </text:list-item>
                  </text:list>
                </text:list-item>
              </text:list>
            </text:list-item>
            <text:list-item>
              <text:p text:style-name="P23">Finalizar o lote</text:p>
            </text:list-item>
          </text:list>
        </text:list-item>
        <text:list-item>
          <text:p text:style-name="P19">Produzir um lote de Sabor</text:p>
          <text:list>
            <text:list-item>
              <text:p text:style-name="P19">Iniciar <text:span text:style-name="T3">o</text:span> lote</text:p>
              <text:list>
                <text:list-item>
                  <text:p text:style-name="P19">Informar data e hora de inicio</text:p>
                </text:list-item>
                <text:list-item>
                  <text:p text:style-name="P19">Em um lote variás bases de sabores serão criadas</text:p>
                  <text:list>
                    <text:list-item>
                      <text:p text:style-name="P19">Iniciar o sabor</text:p>
                    </text:list-item>
                  </text:list>
                </text:list-item>
              </text:list>
            </text:list-item>
          </text:list>
        </text:list-item>
      </text:list>
      <text:list xml:id="list630692957466941353" text:style-name="L1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Informar data e hora de inicio</text:p>
                        </text:list-item>
                        <text:list-item>
                          <text:p text:style-name="P20">Adicionar uma base</text:p>
                        </text:list-item>
                        <text:list-item>
                          <text:p text:style-name="P20">Adicionar insum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2546906618529" text:continue-list="list182546900850109" text:style-name="L11">
        <text:list-item>
          <text:list>
            <text:list-item>
              <text:list>
                <text:list-item>
                  <text:list>
                    <text:list-item>
                      <text:p text:style-name="P19">Finalizar o sabor</text:p>
                    </text:list-item>
                  </text:list>
                </text:list-item>
              </text:list>
            </text:list-item>
            <text:list-item>
              <text:p text:style-name="P23">Finalizar o lote</text:p>
            </text:list-item>
          </text:list>
        </text:list-item>
        <text:list-item>
          <text:p text:style-name="P19">Produzir Dindim</text:p>
          <text:list>
            <text:list-item>
              <text:p text:style-name="P19">Iniciar um lote</text:p>
              <text:list>
                <text:list-item>
                  <text:p text:style-name="P19">Informar a data e hora</text:p>
                </text:list-item>
                <text:list-item>
                  <text:p text:style-name="P21"><text:span text:style-name="T2">Informar o tipo de produto</text:span></text:p>
                </text:list-item>
                <text:list-item>
                  <text:p text:style-name="P23">Informar a quantidade de produto</text:p>
                </text:list-item>
                <text:list-item>
                  <text:p text:style-name="P23">Informar a quantidade de base de sabor</text:p>
                </text:list-item>
              </text:list>
            </text:list-item>
          </text:list>
        </text:list-item>
      </text:list>
      <text:list xml:id="list4833265593530912337" text:style-name="L14">
        <text:list-item>
          <text:list>
            <text:list-item>
              <text:p text:style-name="P22"><text:span text:style-name="T3">Finalizar o lote</text:span></text:p>
            </text:list-item>
          </text:list>
        </text:list-item>
      </text:list>
      <text:p text:style-name="P15"/>
      <text:p text:style-name="P1"/>
      <text:p text:style-name="P1">Insumos</text:p>
      <text:list xml:id="list8952931004998390" text:style-name="L8">
        <text:list-item>
          <text:p text:style-name="P9">Nome</text:p>
        </text:list-item>
        <text:list-item>
          <text:p text:style-name="P9">Medida</text:p>
        </text:list-item>
        <text:list-item>
          <text:p text:style-name="P9">Unidade</text:p>
        </text:list-item>
        <text:list-item>
          <text:p text:style-name="P9">ValorUnitário</text:p>
        </text:list-item>
        <text:list-item>
          <text:p text:style-name="P9">ValorTotal</text:p>
        </text:list-item>
      </text:list>
      <text:p text:style-name="P1">TiposBases</text:p>
      <text:list xml:id="list8933587645851362201" text:style-name="L1">
        <text:list-item>
          <text:p text:style-name="P2">Água</text:p>
        </text:list-item>
        <text:list-item>
          <text:p text:style-name="P2">Leite Integral</text:p>
        </text:list-item>
        <text:list-item>
          <text:p text:style-name="P2">Sem Lactose</text:p>
        </text:list-item>
      </text:list>
      <text:p text:style-name="P1">TiposMistura</text:p>
      <text:list xml:id="list3433871069136409618" text:style-name="L2">
        <text:list-item>
          <text:p text:style-name="P3">Simples</text:p>
        </text:list-item>
        <text:list-item>
          <text:p text:style-name="P3">Dupla</text:p>
        </text:list-item>
      </text:list>
      <text:p text:style-name="P1">TiposSabores</text:p>
      <text:list xml:id="list529871921263715408" text:style-name="L3">
        <text:list-item>
          <text:p text:style-name="P4">Creme</text:p>
        </text:list-item>
        <text:list-item>
          <text:p text:style-name="P4">Côco</text:p>
        </text:list-item>
        <text:list-item>
          <text:p text:style-name="P4">Amendoim</text:p>
        </text:list-item>
        <text:list-item>
          <text:p text:style-name="P4">Morando</text:p>
        </text:list-item>
        <text:list-item>
          <text:p text:style-name="P4">Nutela</text:p>
        </text:list-item>
        <text:list-item>
          <text:p text:style-name="P4">Maracujá</text:p>
        </text:list-item>
        <text:list-item>
          <text:p text:style-name="P4">Abacaxi</text:p>
        </text:list-item>
        <text:list-item>
          <text:p text:style-name="P4">Limão</text:p>
        </text:list-item>
        <text:list-item>
          <text:p text:style-name="P4"><text:soft-page-break/>Uva</text:p>
        </text:list-item>
        <text:list-item>
          <text:p text:style-name="P4">Chocolate</text:p>
        </text:list-item>
      </text:list>
      <text:p text:style-name="P1">TamanhoSaquinhos</text:p>
      <text:list xml:id="list3725387970565031615" text:style-name="L4">
        <text:list-item>
          <text:p text:style-name="P5">50g</text:p>
        </text:list-item>
      </text:list>
      <text:p text:style-name="P11">LotesBases</text:p>
      <text:list xml:id="list3534967069638257854" text:style-name="L10">
        <text:list-item>
          <text:p text:style-name="P14">DataFabricaçãoLote</text:p>
        </text:list-item>
        <text:list-item>
          <text:p text:style-name="P18">TipoBase</text:p>
        </text:list-item>
        <text:list-item>
          <text:p text:style-name="P14">TempoFabricaçãoLote</text:p>
        </text:list-item>
        <text:list-item>
          <text:p text:style-name="P14">ValorCustoFabricaçãoLote</text:p>
        </text:list-item>
      </text:list>
      <text:p text:style-name="P1">Bases</text:p>
      <text:list xml:id="list5478107889022137440" text:style-name="L6">
        <text:list-item>
          <text:p text:style-name="P10">LoteBase</text:p>
        </text:list-item>
        <text:list-item>
          <text:p text:style-name="P7">DataFabricação<text:span text:style-name="T1">Base</text:span></text:p>
        </text:list-item>
        <text:list-item>
          <text:p text:style-name="P10">Ingredientes</text:p>
        </text:list-item>
        <text:list-item>
          <text:p text:style-name="P10">ValorCustoFabricaçãoBase</text:p>
        </text:list-item>
      </text:list>
      <text:p text:style-name="P1">IngredientesBase</text:p>
      <text:list xml:id="list6082146293715869735" text:style-name="L7">
        <text:list-item>
          <text:p text:style-name="P8">Insumo</text:p>
        </text:list-item>
        <text:list-item>
          <text:p text:style-name="P8">Quantidade</text:p>
        </text:list-item>
        <text:list-item>
          <text:p text:style-name="P8">ValorCusto<text:span text:style-name="T1">Insumo</text:span></text:p>
        </text:list-item>
      </text:list>
      <text:p text:style-name="P11">LotesBaseSabor</text:p>
      <text:list xml:id="list182548394552579" text:continue-list="list3534967069638257854" text:style-name="L10">
        <text:list-item>
          <text:p text:style-name="P14">DataFabricaçãoLote</text:p>
        </text:list-item>
        <text:list-item>
          <text:p text:style-name="P14">TempoFabricaçãoLote</text:p>
        </text:list-item>
        <text:list-item>
          <text:p text:style-name="P14">ValorCustoFabricaçãoLote</text:p>
        </text:list-item>
      </text:list>
      <text:p text:style-name="P11">BasesSabor</text:p>
      <text:list xml:id="list9004750457351121050" text:style-name="L9">
        <text:list-item>
          <text:p text:style-name="P12">LoteBaseSabor</text:p>
        </text:list-item>
        <text:list-item>
          <text:p text:style-name="P12">DataFabricação</text:p>
        </text:list-item>
        <text:list-item>
          <text:p text:style-name="P12">Base</text:p>
        </text:list-item>
        <text:list-item>
          <text:p text:style-name="P12">QuantidadeBase</text:p>
        </text:list-item>
        <text:list-item>
          <text:p text:style-name="P12">ValorCustoBase</text:p>
        </text:list-item>
        <text:list-item>
          <text:p text:style-name="P12">ValorCusto</text:p>
        </text:list-item>
      </text:list>
      <text:p text:style-name="P11">IngredienteBaseSabor</text:p>
      <text:list xml:id="list182548110556163" text:continue-numbering="true" text:style-name="L9">
        <text:list-item>
          <text:p text:style-name="P12">Insumo</text:p>
        </text:list-item>
        <text:list-item>
          <text:p text:style-name="P12">Quantidade</text:p>
        </text:list-item>
        <text:list-item>
          <text:p text:style-name="P12">ValorCusto</text:p>
        </text:list-item>
      </text:list>
      <text:p text:style-name="P1">Produtos</text:p>
      <text:list xml:id="list7562193502425717614" text:style-name="L5">
        <text:list-item>
          <text:p text:style-name="P13">Lote</text:p>
        </text:list-item>
        <text:list-item>
          <text:p text:style-name="P6">Base<text:span text:style-name="T1">Sabor</text:span></text:p>
        </text:list-item>
        <text:list-item>
          <text:p text:style-name="P6">Mistura</text:p>
        </text:list-item>
        <text:list-item>
          <text:p text:style-name="P6">Sabores</text:p>
        </text:list-item>
        <text:list-item>
          <text:p text:style-name="P6">Tamanho</text:p>
        </text:list-item>
        <text:list-item>
          <text:p text:style-name="P6">DataFabricação</text:p>
        </text:list-item>
        <text:list-item>
          <text:p text:style-name="P13">TempoFabricação</text:p>
        </text:list-item>
        <text:list-item>
          <text:p text:style-name="P6">PreçoVarejo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2T16:56:17.185823173</meta:creation-date>
    <dc:date>2017-04-22T18:25:46.240254502</dc:date>
    <meta:editing-duration>PT7M28S</meta:editing-duration>
    <meta:editing-cycles>1</meta:editing-cycles>
    <meta:document-statistic meta:table-count="0" meta:image-count="0" meta:object-count="0" meta:page-count="2" meta:paragraph-count="90" meta:word-count="257" meta:character-count="1379" meta:non-whitespace-character-count="1290"/>
    <meta:generator>LibreOffice/5.0.3.2$Linux_X86_64 LibreOffice_project/00m0$Build-2</meta:generator>
  </office:meta>
</office:document-meta>
</file>